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13fc15" officeooo:paragraph-rsid="0013fc15" style:font-weight-asian="bold" style:font-weight-complex="bold"/>
    </style:style>
    <style:style style:name="P2" style:family="paragraph" style:parent-style-name="Standard">
      <style:text-properties style:font-name="Courier New" fo:font-weight="bold" officeooo:rsid="0013fc15" officeooo:paragraph-rsid="0016d49f" style:font-weight-asian="bold" style:font-weight-complex="bold"/>
    </style:style>
    <style:style style:name="P3" style:family="paragraph" style:parent-style-name="Standard">
      <style:text-properties style:font-name="Courier New" fo:font-weight="bold" officeooo:rsid="0013fc15" officeooo:paragraph-rsid="001877b9" style:font-weight-asian="bold" style:font-weight-complex="bold"/>
    </style:style>
    <style:style style:name="P4" style:family="paragraph" style:parent-style-name="Standard">
      <style:text-properties style:font-name="Courier New" fo:font-weight="bold" officeooo:rsid="001a13d7" officeooo:paragraph-rsid="001a13d7" style:font-weight-asian="bold" style:font-weight-complex="bold"/>
    </style:style>
    <style:style style:name="P5" style:family="paragraph" style:parent-style-name="Standard">
      <style:text-properties style:font-name="Courier New" fo:font-weight="normal" officeooo:rsid="0013fc15" officeooo:paragraph-rsid="0013fc15" style:font-weight-asian="normal" style:font-weight-complex="normal"/>
    </style:style>
    <style:style style:name="P6" style:family="paragraph" style:parent-style-name="Standard">
      <style:text-properties style:font-name="Courier New" fo:font-weight="normal" officeooo:rsid="0013fc15" officeooo:paragraph-rsid="0016d49f" style:font-weight-asian="normal" style:font-weight-complex="normal"/>
    </style:style>
    <style:style style:name="P7" style:family="paragraph" style:parent-style-name="Standard">
      <style:text-properties style:font-name="Courier New" fo:font-weight="normal" officeooo:rsid="0013fc15" officeooo:paragraph-rsid="001877b9" style:font-weight-asian="normal" style:font-weight-complex="normal"/>
    </style:style>
    <style:style style:name="P8" style:family="paragraph" style:parent-style-name="Standard">
      <style:text-properties style:font-name="Courier New" fo:font-weight="normal" officeooo:rsid="001a13d7" officeooo:paragraph-rsid="001a13d7" style:font-weight-asian="normal" style:font-weight-complex="normal"/>
    </style:style>
    <style:style style:name="T1" style:family="text">
      <style:text-properties officeooo:rsid="0016d49f"/>
    </style:style>
    <style:style style:name="T2" style:family="text">
      <style:text-properties officeooo:rsid="001877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:</text:p>
      <text:p text:style-name="P1"/>
      <text:p text:style-name="P1">Aim:</text:p>
      <text:p text:style-name="P5">To create a servlet program that makes <text:s/>Ordered list of four random numbers</text:p>
      <text:p text:style-name="P5"/>
      <text:p text:style-name="P5"/>
      <text:p text:style-name="P5"/>
      <text:p text:style-name="P5"/>
      <text:p text:style-name="P1">Result:</text:p>
      <text:p text:style-name="P5">Thus the program is executed and output is obtained.</text:p>
      <text:p text:style-name="P5"/>
      <text:p text:style-name="P1"/>
      <text:p text:style-name="P1"/>
      <text:p text:style-name="P1">PROGRAM 2:</text:p>
      <text:p text:style-name="P1"/>
      <text:p text:style-name="P1">Aim:</text:p>
      <text:p text:style-name="P5">To create a servlet program that uses a loop to output an HTML table with 20 Rows and 3 columns. </text:p>
      <text:p text:style-name="P5"/>
      <text:p text:style-name="P5"/>
      <text:p text:style-name="P5"/>
      <text:p text:style-name="P5"/>
      <text:p text:style-name="P1">Result:</text:p>
      <text:p text:style-name="P5">Thus the program is executed and output is obtained.</text:p>
      <text:p text:style-name="P5"/>
      <text:p text:style-name="P5"/>
      <text:p text:style-name="P5"/>
      <text:p text:style-name="P1">PROGRAM 3a:</text:p>
      <text:p text:style-name="P1"/>
      <text:p text:style-name="P1">Aim:</text:p>
      <text:p text:style-name="P5">To create a servlet program to ake a registration form that collects a Name, Register Number, and email address. Send the data to the servlet that displays it.</text:p>
      <text:p text:style-name="P5"/>
      <text:p text:style-name="P5"/>
      <text:p text:style-name="P5"/>
      <text:p text:style-name="P5"/>
      <text:p text:style-name="P1">Result:</text:p>
      <text:p text:style-name="P5">Thus the program is executed and output is obtained.</text:p>
      <text:p text:style-name="P5"/>
      <text:p text:style-name="P5"/>
      <text:p text:style-name="P5"/>
      <text:p text:style-name="P1">PROGRAM 3b:</text:p>
      <text:p text:style-name="P1"/>
      <text:p text:style-name="P1">Aim:</text:p>
      <text:p text:style-name="P5">To <text:span text:style-name="T1">modify the servlet program so that it inserts data into <text:s/>database and then selects all the data in the database to create response to the client.</text:span></text:p>
      <text:p text:style-name="P5"/>
      <text:p text:style-name="P5"/>
      <text:p text:style-name="P5"/>
      <text:p text:style-name="P5"/>
      <text:p text:style-name="P1"><text:soft-page-break/>Result:</text:p>
      <text:p text:style-name="P5">Thus the program is executed and output is obtained.</text:p>
      <text:p text:style-name="P5"/>
      <text:p text:style-name="P5"/>
      <text:p text:style-name="P5"/>
      <text:p text:style-name="P2">PROGRAM <text:span text:style-name="T1">4</text:span>:</text:p>
      <text:p text:style-name="P2"/>
      <text:p text:style-name="P2">Aim:</text:p>
      <text:p text:style-name="P6">To <text:span text:style-name="T2">use session tracking to rdo the servlet that says “Welcome Guest” to first-time visitors (with browsing session) and “Welcome back” to repeat visitors</text:span></text:p>
      <text:p text:style-name="P6"/>
      <text:p text:style-name="P6"/>
      <text:p text:style-name="P6"/>
      <text:p text:style-name="P6"/>
      <text:p text:style-name="P2">Result:</text:p>
      <text:p text:style-name="P6">Thus the program is executed and output is obtained.</text:p>
      <text:p text:style-name="P6"/>
      <text:p text:style-name="P6"/>
      <text:p text:style-name="P3"/>
      <text:p text:style-name="P3">PROGRAM <text:span text:style-name="T2">5</text:span>:</text:p>
      <text:p text:style-name="P3"/>
      <text:p text:style-name="P3">Aim:</text:p>
      <text:p text:style-name="P7">To <text:span text:style-name="T2">write a servlet that displays the values of Name, Register Number, and emailAddress request parameters. If a parameter is missing and the client is a irst-time visitor, have the servlet list “Unknown for the missing values. If a parameter is missing and the client is a repeat visitor, have the servlet use previously entered values for the missing values</text:span></text:p>
      <text:p text:style-name="P7"/>
      <text:p text:style-name="P7"/>
      <text:p text:style-name="P7"/>
      <text:p text:style-name="P7"/>
      <text:p text:style-name="P3">Result:</text:p>
      <text:p text:style-name="P7">Thus the program is executed and output is obtained.</text:p>
      <text:p text:style-name="P7"/>
      <text:p text:style-name="P7"/>
      <text:p text:style-name="P7"/>
      <text:p text:style-name="P3">PROGRAM <text:span text:style-name="T2">6</text:span>:</text:p>
      <text:p text:style-name="P3"/>
      <text:p text:style-name="P3">Aim:</text:p>
      <text:p text:style-name="P7">To <text:span text:style-name="T2">write a servlet program that shows all the request headers. Use a red background and a yellow foreground for Google Chrome users; use a yellow background and a red foreground for Firefox and other users. </text:span></text:p>
      <text:p text:style-name="P7"/>
      <text:p text:style-name="P7"/>
      <text:p text:style-name="P7"/>
      <text:p text:style-name="P7"/>
      <text:p text:style-name="P3">Result:</text:p>
      <text:p text:style-name="P7">Thus the program is executed and output is obtained.</text:p>
      <text:p text:style-name="P3">PROGRAM <text:span text:style-name="T2">7</text:span>:</text:p>
      <text:p text:style-name="P3"/>
      <text:p text:style-name="P3"><text:soft-page-break/>Aim:</text:p>
      <text:p text:style-name="P7">To <text:span text:style-name="T2">write a servlet that returns a Bad Request error page(400) unless the user supplies email-id without @ symbol in the form.</text:span></text:p>
      <text:p text:style-name="P7"/>
      <text:p text:style-name="P7"/>
      <text:p text:style-name="P7"/>
      <text:p text:style-name="P7"/>
      <text:p text:style-name="P3">Result:</text:p>
      <text:p text:style-name="P7">Thus the program is executed and output is obtained.</text:p>
      <text:p text:style-name="P7"/>
      <text:p text:style-name="P7"/>
      <text:p text:style-name="P7"/>
      <text:p text:style-name="P3">PROGRAM <text:span text:style-name="T2">8</text:span>:</text:p>
      <text:p text:style-name="P3"/>
      <text:p text:style-name="P3">Aim:</text:p>
      <text:p text:style-name="P7">To <text:span text:style-name="T2">write a servlet that redirects <text:s/>a new servlet (named errorServlet) if the user supplies email-id without @ symbol in the form.</text:span></text:p>
      <text:p text:style-name="P7"/>
      <text:p text:style-name="P7"/>
      <text:p text:style-name="P7"/>
      <text:p text:style-name="P7"/>
      <text:p text:style-name="P3">Result:</text:p>
      <text:p text:style-name="P7">Thus the program is executed and output is obtained.</text:p>
      <text:p text:style-name="P7"/>
      <text:p text:style-name="P7"/>
      <text:p text:style-name="P4">PROGRAM 9:</text:p>
      <text:p text:style-name="P4"/>
      <text:p text:style-name="P4">AIM :</text:p>
      <text:p text:style-name="P8">To implement the following modules using Server Side Scripting (Servlet)</text:p>
      <text:p text:style-name="P8">(i) Gathering form data.</text:p>
      <text:p text:style-name="P8">(ii) Querying the database.</text:p>
      <text:p text:style-name="P8">(iii) Response generation.</text:p>
      <text:p text:style-name="P8">(iv) Session management.</text:p>
      <text:p text:style-name="P8">(v) Use MySQL or JDBS or Oracle.</text:p>
      <text:p text:style-name="P8"/>
      <text:p text:style-name="P8"/>
      <text:p text:style-name="P8"/>
      <text:p text:style-name="P4">Result:</text:p>
      <text:p text:style-name="P8">Thus the program is executed and output is obta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21:47.496560563</meta:creation-date>
    <dc:date>2019-02-23T23:23:48.929366971</dc:date>
    <meta:editing-duration>PT4M5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55" meta:word-count="414" meta:character-count="2389" meta:non-whitespace-character-count="2025"/>
  </office:meta>
</office:document-meta>
</file>